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nnis Klauder</text:p>
      <text:p text:style-name="Standard"/>
      <text:p text:style-name="Standard">A) O((n^2-n/2) – simplifies to n^2-n &amp; effectively is <text:span text:style-name="T3">n^2</text:span></text:p>
      <text:p text:style-name="P1"/>
      <text:p text:style-name="P1">B) O(3n) – constant can be resolved and <text:span text:style-name="T3">O(n)</text:span>.</text:p>
      <text:p text:style-name="P1"/>
      <text:p text:style-name="P1">C)<text:span text:style-name="T3">0(2^n) </text:span>– each loop has to progressively work through each decreasing item &amp; create two new jobs.</text:p>
      <text:p text:style-name="P1"/>
      <text:p text:style-name="P1">D) get (I) = n &amp; names.get(names.indexOf(target)) =2n = 3n total. List will make 3n^2 reduced to <text:span text:style-name="T3">O(n^2)</text:span></text:p>
      <text:p text:style-name="P1"><text:span text:style-name="T3"/></text:p>
      <text:p text:style-name="Standard">E) <text:span text:style-name="T3">O(log(n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nis Klauder</meta:initial-creator>
    <meta:creation-date>2015-10-08T08:10:21.22</meta:creation-date>
    <meta:document-statistic meta:table-count="0" meta:image-count="0" meta:object-count="0" meta:page-count="1" meta:paragraph-count="6" meta:word-count="58" meta:character-count="329"/>
    <dc:date>2015-10-08T08:38:05.59</dc:date>
    <dc:creator>Dennis Klauder</dc:creator>
    <meta:editing-duration>PT12M23S</meta:editing-duration>
    <meta:editing-cycles>1</meta:editing-cycles>
    <meta:generator>OpenOffice/4.1.1$Win32 OpenOffice.org_project/411m6$Build-9775</meta:generator>
  </office:meta>
</office:document-meta>
</file>